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754" officeooo:paragraph-rsid="000157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file to encry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2:52:05.520498934</meta:creation-date>
    <dc:date>2014-08-15T12:52:22.401553302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26" meta:non-whitespace-character-count="21"/>
    <meta:generator>LibreOffice/4.2.4.2$Linux_X86_64 LibreOffice_project/420m0$Build-2</meta:generator>
  </office:meta>
</office:document-meta>
</file>